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66mm" table:align="left" style:writing-mode="lr-tb"/>
    </style:style>
    <style:style style:name="Table1.A" style:family="table-column">
      <style:table-column-properties style:column-width="92.82mm"/>
    </style:style>
    <style:style style:name="Table1.B" style:family="table-column">
      <style:table-column-properties style:column-width="8.4mm"/>
    </style:style>
    <style:style style:name="Table1.C" style:family="table-column">
      <style:table-column-properties style:column-width="26.23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82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B2" style:family="table-cell">
      <style:table-cell-properties fo:padding="0mm" fo:border-left="0.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47mm" fo:keep-together="auto"/>
    </style:style>
    <style:style style:name="Table1.A3" style:family="table-cell">
      <style:table-cell-properties fo:padding="0mm" fo:border-left="none" fo:border-right="none" fo:border-top="0.5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Table2" style:family="table">
      <style:table-properties style:width="161.1mm" fo:margin-left="0mm" table:align="left" style:writing-mode="lr-tb"/>
    </style:style>
    <style:style style:name="Table2.A" style:family="table-column">
      <style:table-column-properties style:column-width="135.22mm"/>
    </style:style>
    <style:style style:name="Table2.B" style:family="table-column">
      <style:table-column-properties style:column-width="25.86mm"/>
    </style:style>
    <style:style style:name="Table2.1" style:family="table-row">
      <style:table-row-properties style:row-height="14.23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2.2" style:family="table-row">
      <style:table-row-properties style:row-height="20.64mm" fo:keep-together="auto"/>
    </style:style>
    <style:style style:name="Table2.B2" style:family="table-cell">
      <style:table-cell-properties fo:padding="0mm" fo:border-left="1.5pt solid #000001" fo:border-right="none" fo:border-top="1.5pt solid #000001" fo:border-bottom="none"/>
    </style:style>
    <style:style style:name="Table3" style:family="table">
      <style:table-properties style:width="161.1mm" fo:margin-left="0mm" table:align="left" style:writing-mode="lr-tb"/>
    </style:style>
    <style:style style:name="Table3.A" style:family="table-column">
      <style:table-column-properties style:column-width="135.04mm"/>
    </style:style>
    <style:style style:name="Table3.B" style:family="table-column">
      <style:table-column-properties style:column-width="26.04mm"/>
    </style:style>
    <style:style style:name="Table3.1" style:family="table-row">
      <style:table-row-properties style:row-height="0.49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13.67mm" fo:keep-together="auto"/>
    </style:style>
    <style:style style:name="Table3.A2" style:family="table-cell">
      <style:table-cell-properties fo:padding="0mm" fo:border-left="none" fo:border-right="1.35pt solid #000001" fo:border-top="none" fo:border-bottom="none"/>
    </style:style>
    <style:style style:name="Table3.B2" style:family="table-cell">
      <style:table-cell-properties style:vertical-align="bottom" fo:padding="0mm" fo:border-left="1.35pt solid #000001" fo:border-right="none" fo:border-top="none" fo:border-bottom="1.5pt solid #000001"/>
    </style:style>
    <style:style style:name="Table3.3" style:family="table-row">
      <style:table-row-properties style:row-height="20.57mm" fo:keep-together="auto"/>
    </style:style>
    <style:style style:name="Table3.B3" style:family="table-cell">
      <style:table-cell-properties fo:padding="0mm" fo:border-left="1.35pt solid #000001" fo:border-right="none" fo:border-top="1.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0pt" fo:letter-spacing="0.23mm" style:font-size-asian="10pt"/>
    </style:style>
    <style:style style:name="P3" style:family="paragraph" style:parent-style-name="Standard" style:master-page-name="Standard">
      <style:paragraph-properties fo:margin-top="0.07mm" fo:margin-bottom="0mm" fo:line-height="0.35mm" style:page-number="auto"/>
    </style:style>
    <style:style style:name="P4" style:family="paragraph" style:parent-style-name="Standard">
      <style:paragraph-properties fo:margin-top="1.91mm" fo:margin-bottom="0mm" fo:line-height="150%" fo:text-align="center" style:justify-single-word="false"/>
    </style:style>
    <style:style style:name="P5" style:family="paragraph" style:parent-style-name="Standard">
      <style:paragraph-properties fo:margin-top="2.54mm" fo:margin-bottom="0mm" fo:line-height="85%" fo:text-align="center" style:justify-single-word="false"/>
    </style:style>
    <style:style style:name="P6" style:family="paragraph" style:parent-style-name="Standard">
      <style:paragraph-properties fo:margin-top="8.89mm" fo:margin-bottom="0mm" fo:line-height="110%" fo:text-align="center" style:justify-single-word="false"/>
    </style:style>
    <style:style style:name="P7" style:family="paragraph" style:parent-style-name="Standard">
      <style:paragraph-properties fo:margin-top="0.64mm" fo:margin-bottom="0mm" fo:line-height="82%" fo:text-align="center" style:justify-single-word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7.62mm" fo:line-height="85%" fo:text-align="end" style:justify-single-word="false" fo:text-indent="0mm" style:auto-text-indent="false"/>
    </style:style>
    <style:style style:name="P10" style:family="paragraph" style:parent-style-name="Standard">
      <style:paragraph-properties fo:margin-left="0mm" fo:margin-right="7.62mm" fo:line-height="88%" fo:text-align="end" style:justify-single-word="false" fo:text-indent="0mm" style:auto-text-indent="false"/>
    </style:style>
    <style:style style:name="P11" style:family="paragraph" style:parent-style-name="Standard">
      <style:paragraph-properties fo:margin-top="7.62mm" fo:margin-bottom="0mm"/>
    </style:style>
    <style:style style:name="P12" style:family="paragraph" style:parent-style-name="Standard">
      <style:paragraph-properties fo:margin-left="0mm" fo:margin-right="92.71mm" fo:margin-top="13.34mm" fo:margin-bottom="0mm" fo:text-indent="0mm" style:auto-text-indent="false"/>
    </style:style>
    <style:style style:name="P13" style:family="paragraph" style:parent-style-name="Standard">
      <style:paragraph-properties fo:margin-left="6.35mm" fo:margin-right="0mm" fo:margin-top="12.7mm" fo:margin-bottom="0mm" fo:line-height="110%" fo:text-indent="0mm" style:auto-text-indent="false"/>
    </style:style>
    <style:style style:name="P14" style:family="paragraph" style:parent-style-name="Standard">
      <style:paragraph-properties fo:margin-left="6.35mm" fo:margin-right="0mm" fo:margin-top="8.26mm" fo:margin-bottom="0mm" fo:text-indent="0mm" style:auto-text-indent="false">
        <style:tab-stops>
          <style:tab-stop style:position="159.77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6.35mm" fo:margin-right="0mm" fo:margin-top="8.89mm" fo:margin-bottom="0mm" fo:line-height="116%" fo:text-indent="0mm" style:auto-text-indent="false"/>
    </style:style>
    <style:style style:name="P16" style:family="paragraph" style:parent-style-name="Standard">
      <style:paragraph-properties fo:margin-left="6.35mm" fo:margin-right="0mm" fo:margin-top="32.39mm" fo:margin-bottom="0mm" fo:line-height="115%" fo:text-indent="0mm" style:auto-text-indent="false"/>
    </style:style>
    <style:style style:name="P17" style:family="paragraph" style:parent-style-name="Standard">
      <style:paragraph-properties fo:margin-left="6.35mm" fo:margin-right="0mm" fo:margin-top="16.51mm" fo:margin-bottom="6.35mm" fo:text-indent="0mm" style:auto-text-indent="false">
        <style:tab-stops>
          <style:tab-stop style:position="158.91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.28mm" fo:margin-right="0mm" fo:line-height="86%" fo:text-indent="0mm" style:auto-text-indent="false"/>
    </style:style>
    <style:style style:name="P19" style:family="paragraph" style:parent-style-name="Standard">
      <style:paragraph-properties fo:margin-left="0.28mm" fo:margin-right="0mm" fo:margin-top="10.8mm" fo:margin-bottom="0mm" fo:text-indent="0mm" style:auto-text-indent="false"/>
    </style:style>
    <style:style style:name="P20" style:family="paragraph" style:parent-style-name="Standard">
      <style:paragraph-properties fo:margin-left="0.28mm" fo:margin-right="0mm" fo:margin-top="7.62mm" fo:margin-bottom="0mm" fo:text-indent="0mm" style:auto-text-indent="false"/>
    </style:style>
    <style:style style:name="P21" style:family="paragraph" style:parent-style-name="Standard">
      <style:paragraph-properties fo:margin-top="8.26mm" fo:margin-bottom="0mm" fo:text-align="center" style:justify-single-word="false"/>
    </style:style>
    <style:style style:name="P22" style:family="paragraph" style:parent-style-name="Standard">
      <style:paragraph-properties fo:margin-left="7.62mm" fo:margin-right="0mm" fo:margin-top="22.23mm" fo:margin-bottom="0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23" style:family="paragraph" style:parent-style-name="Standard">
      <style:paragraph-properties fo:margin-left="7.62mm" fo:margin-right="0mm" fo:margin-top="0mm" fo:margin-bottom="52.71mm" fo:line-height="110%" fo:text-indent="0mm" style:auto-text-indent="false"/>
    </style:style>
    <style:style style:name="P24" style:family="paragraph" style:parent-style-name="Standard">
      <style:paragraph-properties fo:margin-left="7.62mm" fo:margin-right="0mm" fo:margin-top="41.91mm" fo:margin-bottom="0mm" fo:text-indent="0mm" style:auto-text-indent="false">
        <style:tab-stops>
          <style:tab-stop style:position="37.43mm" style:leader-style="dotted" style:leader-text="."/>
          <style:tab-stop style:position="98.83mm" style:type="right" style:leader-style="dotted" style:leader-text="."/>
          <style:tab-stop style:position="108.18mm" style:type="right" style:leader-style="dotted" style:leader-text="."/>
        </style:tab-stops>
      </style:paragraph-properties>
    </style:style>
    <style:style style:name="P25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26" style:family="paragraph" style:parent-style-name="Standard">
      <style:paragraph-properties fo:margin-left="0.35mm" fo:margin-right="0mm" fo:line-height="83%" fo:text-indent="0mm" style:auto-text-indent="false"/>
    </style:style>
    <style:style style:name="P27" style:family="paragraph" style:parent-style-name="Standard">
      <style:paragraph-properties fo:margin-left="0.35mm" fo:margin-right="0mm" fo:margin-top="10.16mm" fo:margin-bottom="0mm" fo:text-indent="0mm" style:auto-text-indent="false"/>
    </style:style>
    <style:style style:name="P28" style:family="paragraph" style:parent-style-name="Standard">
      <style:paragraph-properties fo:margin-left="0.35mm" fo:margin-right="0mm" fo:margin-top="7.62mm" fo:margin-bottom="0mm" fo:text-indent="0mm" style:auto-text-indent="false"/>
    </style:style>
    <style:style style:name="P29" style:family="paragraph" style:parent-style-name="Standard">
      <style:paragraph-properties fo:margin-left="0mm" fo:margin-right="6.99mm" fo:line-height="90%" fo:text-align="end" style:justify-single-word="false" fo:text-indent="0mm" style:auto-text-indent="false"/>
    </style:style>
    <style:style style:name="P30" style:family="paragraph" style:parent-style-name="Standard">
      <style:paragraph-properties fo:margin-left="0mm" fo:margin-right="1.27mm" fo:margin-top="3.81mm" fo:margin-bottom="53.98mm" fo:line-height="112%" fo:text-align="end" style:justify-single-word="false" fo:text-indent="0mm" style:auto-text-indent="false"/>
    </style:style>
    <style:style style:name="P31" style:family="paragraph" style:parent-style-name="Standard">
      <style:paragraph-properties fo:margin-left="12.7mm" fo:margin-right="1.27mm" fo:text-indent="-5.08mm" style:auto-text-indent="false"/>
    </style:style>
    <style:style style:name="P32" style:family="paragraph" style:parent-style-name="Standard">
      <style:paragraph-properties fo:margin-left="85.09mm" fo:margin-right="0mm" fo:margin-top="13.97mm" fo:margin-bottom="0mm" fo:text-indent="0mm" style:auto-text-indent="false">
        <style:tab-stops>
          <style:tab-stop style:position="98.83mm" style:type="right"/>
          <style:tab-stop style:position="160.57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53.34mm" fo:margin-right="0mm" fo:margin-top="3.81mm" fo:margin-bottom="0mm" fo:text-indent="0mm" style:auto-text-indent="false"/>
    </style:style>
    <style:style style:name="P34" style:family="paragraph" style:parent-style-name="Standard">
      <style:paragraph-properties fo:margin-left="68.58mm" fo:margin-right="0mm" fo:margin-top="0mm" fo:margin-bottom="6.99mm" fo:text-indent="0mm" style:auto-text-indent="false">
        <style:tab-stops>
          <style:tab-stop style:position="98.83mm" style:type="right"/>
          <style:tab-stop style:position="160.57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1.27mm" fo:margin-right="0mm" fo:margin-top="1.91mm" fo:margin-bottom="0mm" fo:text-indent="0mm" style:auto-text-indent="false"/>
    </style:style>
    <style:style style:name="P36" style:family="paragraph" style:parent-style-name="Standard" style:master-page-name="Converted2">
      <style:paragraph-properties style:page-number="auto"/>
      <style:text-properties fo:font-size="1pt" style:font-size-asian="1pt"/>
    </style:style>
    <style:style style:name="P37" style:family="paragraph" style:parent-style-name="Frame_20_contents">
      <style:paragraph-properties fo:margin-left="0mm" fo:margin-right="34.29mm" fo:line-height="5.82mm" fo:text-indent="0mm" style:auto-text-indent="false"/>
    </style:style>
    <style:style style:name="P38" style:family="paragraph" style:parent-style-name="Frame_20_contents">
      <style:paragraph-properties fo:margin-top="1.91mm" fo:margin-bottom="0.64mm" fo:line-height="105%"/>
    </style:style>
    <style:style style:name="P39" style:family="paragraph" style:parent-style-name="Frame_20_contents">
      <style:paragraph-properties fo:margin-top="1.91mm" fo:margin-bottom="2.12mm" fo:line-height="85%"/>
    </style:style>
    <style:style style:name="P40" style:family="paragraph" style:parent-style-name="Frame_20_contents">
      <style:paragraph-properties fo:margin-top="3.18mm" fo:margin-bottom="2.12mm" fo:line-height="85%"/>
    </style:style>
    <style:style style:name="P41" style:family="paragraph" style:parent-style-name="Frame_20_contents">
      <style:paragraph-properties fo:margin-top="2.54mm" fo:margin-bottom="2.12mm">
        <style:tab-stops>
          <style:tab-stop style:position="53.6mm" style:type="right"/>
        </style:tab-stops>
      </style:paragraph-properties>
    </style:style>
    <style:style style:name="P42" style:family="paragraph" style:parent-style-name="Frame_20_contents">
      <style:paragraph-properties fo:margin-left="41.91mm" fo:margin-right="0mm" fo:margin-top="1.27mm" fo:margin-bottom="0.64mm" fo:line-height="85%" fo:text-indent="0mm" style:auto-text-indent="false"/>
    </style:style>
    <style:style style:name="P43" style:family="paragraph" style:parent-style-name="Frame_20_contents">
      <style:paragraph-properties fo:margin-left="1.27mm" fo:margin-right="0mm" fo:text-indent="0mm" style:auto-text-indent="false"/>
    </style:style>
    <style:style style:name="T1" style:family="text">
      <style:text-properties fo:color="#000000" style:font-name="Times New Roman" fo:font-size="10pt" fo:letter-spacing="0.07mm" style:font-size-asian="10pt"/>
    </style:style>
    <style:style style:name="T2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3" style:family="text">
      <style:text-properties fo:color="#000000" style:font-name="Times New Roman" fo:font-size="10pt" fo:letter-spacing="0.07mm" fo:font-style="italic" style:font-size-asian="10pt" style:font-style-asian="italic" style:text-scale="105%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7" style:family="text">
      <style:text-properties fo:color="#000000" style:font-name="Times New Roman" fo:font-size="10pt" fo:font-weight="bold" style:font-size-asian="10pt" style:font-weight-asian="bold"/>
    </style:style>
    <style:style style:name="T8" style:family="text">
      <style:text-properties fo:color="#000000" style:font-name="Times New Roman" fo:font-size="10pt" fo:letter-spacing="0.19mm" style:font-size-asian="10pt"/>
    </style:style>
    <style:style style:name="T9" style:family="text">
      <style:text-properties fo:color="#000000" style:font-name="Times New Roman" fo:font-size="10pt" fo:letter-spacing="0.18mm" style:font-size-asian="10pt"/>
    </style:style>
    <style:style style:name="T10" style:family="text">
      <style:text-properties fo:color="#000000" style:font-name="Times New Roman" fo:font-size="10pt" fo:letter-spacing="0.11mm" style:font-size-asian="10pt"/>
    </style:style>
    <style:style style:name="T11" style:family="text">
      <style:text-properties fo:color="#000000" style:font-name="Times New Roman" fo:font-size="10pt" fo:letter-spacing="0.25mm" style:font-size-asian="10pt"/>
    </style:style>
    <style:style style:name="T12" style:family="text">
      <style:text-properties fo:color="#000000" style:font-name="Times New Roman" fo:font-size="10pt" fo:letter-spacing="0.16mm" style:font-size-asian="10pt"/>
    </style:style>
    <style:style style:name="T13" style:family="text">
      <style:text-properties fo:color="#000000" style:font-name="Times New Roman" fo:font-size="10pt" fo:letter-spacing="0.23mm" style:font-size-asian="10pt"/>
    </style:style>
    <style:style style:name="T14" style:family="text">
      <style:text-properties fo:color="#000000" style:font-name="Times New Roman" fo:font-size="6pt" fo:letter-spacing="0.09mm" style:font-size-asian="6pt"/>
    </style:style>
    <style:style style:name="T15" style:family="text">
      <style:text-properties fo:color="#000000" style:font-name="Times New Roman" fo:font-size="7.5pt" fo:letter-spacing="0.21mm" style:font-size-asian="7.5pt" style:text-scale="105%"/>
    </style:style>
    <style:style style:name="T16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7" style:family="text">
      <style:text-properties fo:color="#000000" style:font-name="Times New Roman" fo:font-size="14pt" fo:font-weight="bold" style:font-size-asian="14pt" style:font-weight-asian="bold"/>
    </style:style>
    <style:style style:name="T18" style:family="text">
      <style:text-properties fo:color="#000000" style:font-name="Times New Roman" fo:font-size="8.5pt" style:font-size-asian="8.5pt" style:text-scale="105%"/>
    </style:style>
    <style:style style:name="T19" style:family="text">
      <style:text-properties fo:color="#000000" style:font-name="Times New Roman" fo:font-size="37.5pt" fo:font-weight="bold" style:font-size-asian="37.5pt" style:font-weight-asian="bold"/>
    </style:style>
    <style:style style:name="T20" style:family="text">
      <style:text-properties fo:color="#000000" style:font-name="Times New Roman" fo:font-size="37.5pt" fo:font-weight="bold" style:font-size-asian="37.5pt" style:font-weight-asian="bold" style:text-scale="110%"/>
    </style:style>
    <style:style style:name="T21" style:family="text">
      <style:text-properties fo:color="#000000" style:font-name="Times New Roman" fo:font-size="8pt" style:font-size-asian="8pt"/>
    </style:style>
    <style:style style:name="T22" style:family="text">
      <style:text-properties fo:color="#000000" style:font-name="Times New Roman" fo:font-size="8pt" style:font-size-asian="8pt" style:text-scale="105%"/>
    </style:style>
    <style:style style:name="T23" style:family="text">
      <style:text-properties fo:color="#000000" style:font-name="Times New Roman" fo:font-size="8pt" fo:letter-spacing="0.12mm" style:font-size-asian="8pt"/>
    </style:style>
    <style:style style:name="T24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25" style:family="text">
      <style:text-properties fo:color="#000000" style:font-name="Times New Roman" fo:font-size="9pt" style:font-size-asian="9pt"/>
    </style:style>
    <style:style style:name="T26" style:family="text">
      <style:text-properties fo:color="#000000" style:font-name="Times New Roman" fo:font-size="9pt" fo:font-weight="bold" style:font-size-asian="9pt" style:font-weight-asian="bold" style:text-scale="9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text:anchor-type="paragraph" svg:x="136.79mm" svg:y="247.7mm" svg:width="49.14mm" svg:height="4.34mm" draw:z-index="0"><draw:text-box><text:p text:style-name="Frame_20_contents"><text:span text:style-name="T2">For Official </text:span><text:span text:style-name="T1">Use</text:span></text:p></draw:text-box></draw:frame><draw:frame draw:style-name="fr1" text:anchor-type="paragraph" svg:x="117.99mm" svg:y="254.93mm" svg:width="67.95mm" svg:height="19.01mm" draw:z-index="1"><draw:text-box><text:p text:style-name="P37"><text:span text:style-name="T4">Date of Registration: </text:span><text:span text:style-name="T5">Receipt No:</text:span></text:p><text:p text:style-name="P38"><text:span text:style-name="T5">Checked By:</text:span></text:p></draw:text-box></draw:frame><draw:frame draw:style-name="fr1" text:anchor-type="paragraph" svg:x="24.84mm" svg:y="247.12mm" svg:width="84.14mm" svg:height="32.17mm" draw:z-index="2"><draw:text-box><text:p text:style-name="Frame_20_contents"><text:span text:style-name="T6">Lodged in the office of the Registrar of Companies &amp; </text:span><text:span text:style-name="T7">Businesses by</text:span></text:p><text:p text:style-name="P39"><text:span text:style-name="T4">Name:</text:span></text:p><text:p text:style-name="P40"><text:span text:style-name="T4">Address:</text:span></text:p><text:p text:style-name="P41"><text:span text:style-name="T4">A/c No:<text:tab/>Tel No:</text:span></text:p><text:p text:style-name="P42"><text:span text:style-name="T4">Fax No:</text:span></text:p></draw:text-box></draw:frame><draw:frame draw:style-name="fr1" text:anchor-type="paragraph" svg:x="24.84mm" svg:y="281.98mm" svg:width="161.1mm" svg:height="2.58mm" draw:z-index="3"><draw:text-box><text:p text:style-name="Frame_20_contents"><text:span text:style-name="T14">Printed by Government Printers</text:span></text:p></draw:text-box></draw:fram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3" svg:width="0.03mm" svg:height="0.03mm" svg:x="0mm" svg:y="0mm"><text:p/><draw:enhanced-geometry draw:type="0"/></draw:custom-shape><draw:custom-shape text:anchor-type="paragraph" draw:z-index="12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<text:span text:style-name="T15">THE COMPANIES ACT <text:line-break/>(CHAPTER 50)</text:span></text:p>
            <text:p text:style-name="P1"><text:span text:style-name="T8">Sections 131 (1), (4), (5) and 133 (1)</text:span></text:p>
            <text:p text:style-name="P5"><text:span text:style-name="T16">STATEMENT OF PARTICULARS IN <text:line-break/></text:span><text:span text:style-name="T17">RESPECT OF CHARG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18">FORM</text:span></text:p>
            <text:p text:style-name="P7"><text:span text:style-name="T19">34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8"/>
      <text:p text:style-name="P9"><text:span text:style-name="T21">Folio No</text:span></text:p>
      <text:p text:style-name="Standard"><text:span text:style-name="T9">Name of Company:</text:span></text:p>
      <text:p text:style-name="P11"><text:span text:style-name="T5">Company No:</text:span></text:p>
      <text:p text:style-name="P12"><text:span text:style-name="T10">The Registrar of Companies &amp; Businesses, </text:span><text:span text:style-name="T4">Singapore</text:span></text:p>
      <text:p text:style-name="P13"><text:span text:style-name="T11">1 The charge is given by the abovenamed company.</text:span></text:p>
      <text:p text:style-name="P14"><text:span text:style-name="T12">2 The date of the creation of this charge is: <text:tab/></text:span></text:p>
      <text:p text:style-name="P15"><text:span text:style-name="T13">3 The name(s) and address(es) of the person(s) entitled to the charge is/are:</text:span></text:p>
      <text:p text:style-name="P16"><text:span text:style-name="T13">4 The description of the instrument creating or evidencing the charge is:</text:span></text:p>
      <text:p text:style-name="Standard"/>
      <text:p text:style-name="P25"><draw:frame draw:style-name="fr1" text:anchor-type="paragraph" svg:x="0mm" svg:y="266.68mm" svg:width="161.1mm" svg:height="2.58mm" draw:z-index="7"><draw:text-box><text:p text:style-name="P43"><text:span text:style-name="T14">Printed by Government Printers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8"><text:span text:style-name="T24">Form 34 Continuation Sheet 1</text:span></text:p>
            <text:p text:style-name="P19"><text:span text:style-name="T9">Name of Company:</text:span></text:p>
            <text:p text:style-name="P20"><text:span text:style-name="T5">Company No:</text:span></text:p>
          </table:table-cell>
          <table:table-cell table:style-name="Table2.B1" office:value-type="string">
            <text:p text:style-name="P21"><text:span text:style-name="T25">FOR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"><text:span text:style-name="T20">34</text:span></text:p>
          </table:table-cell>
        </table:table-row>
      </table:table>
      <text:p text:style-name="P8"/>
      <text:p text:style-name="P10"><text:span text:style-name="T22">Folio No</text:span></text:p>
      <text:p text:style-name="P17"><text:span text:style-name="T12">5 The amount secured by this charge is: <text:tab/></text:span></text:p>
      <text:p text:style-name="P22"/>
      <text:p text:style-name="P2"/>
      <text:p text:style-name="Standard"><text:bookmark text:name="_GoBack"/><text:span text:style-name="T13">6 A short description of the property(ies) securing the charge is/are:</text:span></text:p>
      <text:p text:style-name="Standard"/>
      <text:p text:style-name="P36"><draw:frame draw:style-name="fr1" text:anchor-type="paragraph" svg:x="0mm" svg:y="266.15mm" svg:width="161.1mm" svg:height="2.58mm" draw:z-index="11"><draw:text-box><text:p text:style-name="Frame_20_contents"><text:span text:style-name="T14">Printed by Government Printers</text:span></text:p></draw:text-box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6"><text:span text:style-name="T3">Form 34 </text:span><text:span text:style-name="T24">Continuation Sheet 2</text:span></text:p>
            <text:p text:style-name="P27"><text:span text:style-name="T9">Name of Company:</text:span></text:p>
            <text:p text:style-name="P28"><text:span text:style-name="T5">Company No: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covered-table-cell/>
          <table:table-cell table:style-name="Table3.B2" office:value-type="string">
            <text:p text:style-name="P21"><text:span text:style-name="T26">FORM</text:span></text:p>
          </table:table-cell>
        </table:table-row>
        <table:table-row table:style-name="Table3.3">
          <table:covered-table-cell/>
          <table:table-cell table:style-name="Table3.B3" office:value-type="string">
            <text:p text:style-name="P1"><text:span text:style-name="T19">34</text:span></text:p>
          </table:table-cell>
        </table:table-row>
      </table:table>
      <text:p text:style-name="P8"/>
      <text:p text:style-name="P29"><text:span text:style-name="T21">Folio No</text:span></text:p>
      <text:p text:style-name="P30"><text:span text:style-name="T9">7 Some of the restrictions or prohibitions, if any on the company in connection with the charge:</text:span></text:p>
      <text:p text:style-name="P23"><text:span text:style-name="T13">8 Some salient covenants or terms and conditions in the instrument of charge:</text:span></text:p>
      <text:p text:style-name="P31"><text:span text:style-name="T10">9 The instrument of charge or a copy thereof is kept at the registered office of the company and is </text:span><text:span text:style-name="T13">open to the inspection of any creditor or member of the company without fee.</text:span></text:p>
      <text:p text:style-name="P24"><text:span text:style-name="T11">Dated this <text:tab/></text:span><text:span text:style-name="T9"> day of <text:tab/></text:span><text:span text:style-name="T4"> 19 <text:tab/></text:span></text:p>
      <text:p text:style-name="P32"><text:span text:style-name="T4"><text:tab/></text:span><text:span text:style-name="T11">Signature: <text:tab/></text:span></text:p>
      <text:p text:style-name="P33"><text:span text:style-name="T5">Name of *Director/Secretary/</text:span></text:p>
      <text:p text:style-name="P34"><text:span text:style-name="T4"><text:tab/></text:span><text:span text:style-name="T11">Agent in Singapore: <text:tab/></text:span></text:p>
      <text:p text:style-name="P35"><text:span text:style-name="T23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13mm" fo:margin-bottom="46.8mm" fo:margin-left="24.84mm" fo:margin-right="23.23mm" style:writing-mode="lr-tb" style:layout-grid-color="#c0c0c0" style:layout-grid-lines="235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79mm" fo:margin-bottom="7.99mm" fo:margin-left="24.55mm" fo:margin-right="23.51mm" style:writing-mode="lr-tb" style:layout-grid-color="#c0c0c0" style:layout-grid-lines="2725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1mm" fo:margin-bottom="10.21mm" fo:margin-left="24.69mm" fo:margin-right="23.37mm" style:writing-mode="lr-tb" style:layout-grid-color="#c0c0c0" style:layout-grid-lines="271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28:00</meta:creation-date>
    <dc:date>2015-12-16T07:29:00</dc:date>
    <meta:editing-duration>PT1S</meta:editing-duration>
    <meta:generator>LibreOffice/3.5$Linux_X86_64 LibreOffice_project/350m1$Build-2</meta:generator>
    <meta:document-statistic meta:table-count="3" meta:image-count="0" meta:object-count="0" meta:page-count="3" meta:paragraph-count="46" meta:word-count="249" meta:character-count="1417" meta:non-whitespace-character-count="1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